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2000003E49C788E7F590FE5F5.tif" manifest:media-type="image/tiff"/>
  <manifest:file-entry manifest:full-path="Pictures/10000001000003DA0000019CCE370003A7C9F1BD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31.956cm" svg:height="12.25cm" svg:x="0.544cm" svg:y="2.5cm">
          <draw:image xlink:href="Pictures/10000001000003DA0000019CCE370003A7C9F1BD.tif" xlink:type="simple" xlink:show="embed" xlink:actuate="onLoad" draw:mime-type="image/tiff">
            <text:p/>
          </draw:image>
        </draw:frame>
        <draw:frame draw:name="Picture 5" draw:style-name="gr1" draw:text-style-name="P1" draw:layer="layout" svg:width="15cm" svg:height="14.79cm" svg:x="36.55cm" svg:y="2.11cm">
          <draw:image xlink:href="Pictures/10000001000003F2000003E49C788E7F590FE5F5.tif" xlink:type="simple" xlink:show="embed" xlink:actuate="onLoad" draw:mime-type="image/tiff">
            <text:p/>
          </draw:image>
        </draw:frame>
        <draw:custom-shape draw:name="TextBox 2" draw:style-name="gr2" draw:text-style-name="P3" draw:layer="layout" svg:width="5.153cm" svg:height="1.434cm" svg:x="13.946cm" svg:y="0.571cm">
          <text:p text:style-name="P2"><text:span text:style-name="T1">Distribuí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7.066cm" svg:height="1.434cm" svg:x="40.517cm" svg:y="0.471cm">
          <text:p text:style-name="P2"><text:span text:style-name="T1">Descentrali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52.11cm" fo:page-height="17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08:52:00.533019218</dc:date>
    <meta:editing-duration>PT26M13S</meta:editing-duration>
    <meta:editing-cycles>5</meta:editing-cycles>
    <meta:generator>LibreOffice/7.3.5.2$Linux_X86_64 LibreOffice_project/30$Build-2</meta:generator>
    <meta:document-statistic meta:object-count="4"/>
  </office:meta>
</office:document-meta>
</file>